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0c15" officeooo:paragraph-rsid="000b0c15"/>
    </style:style>
    <style:style style:name="P2" style:family="paragraph" style:parent-style-name="Standard">
      <style:text-properties officeooo:rsid="000c2e18" officeooo:paragraph-rsid="000b0c15"/>
    </style:style>
    <style:style style:name="P3" style:family="paragraph" style:parent-style-name="Standard">
      <style:text-properties fo:font-weight="bold" officeooo:rsid="000b0c15" officeooo:paragraph-rsid="000b0c15" style:font-weight-asian="bold" style:font-weight-complex="bold"/>
    </style:style>
    <style:style style:name="P4" style:family="paragraph" style:parent-style-name="Standard">
      <style:text-properties fo:font-size="10.5pt" fo:font-weight="bold" officeooo:rsid="0010a6e4" officeooo:paragraph-rsid="0010a6e4" style:font-size-asian="10.5pt" style:font-weight-asian="bold" style:font-size-complex="10.5pt" style:font-weight-complex="bold"/>
    </style:style>
    <style:style style:name="P5" style:family="paragraph" style:parent-style-name="Standard">
      <style:text-properties fo:font-size="10.5pt" fo:font-weight="bold" officeooo:rsid="00121849" officeooo:paragraph-rsid="00121849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officeooo:rsid="000c2e18" officeooo:paragraph-rsid="0010a6e4"/>
    </style:style>
    <style:style style:name="P7" style:family="paragraph" style:parent-style-name="Table_20_Contents">
      <style:paragraph-properties fo:text-align="start" style:justify-single-word="false"/>
      <style:text-properties officeooo:rsid="000c2e18" officeooo:paragraph-rsid="00121849"/>
    </style:style>
    <style:style style:name="P8" style:family="paragraph" style:parent-style-name="Table_20_Contents">
      <style:paragraph-properties fo:text-align="start" style:justify-single-word="false"/>
      <style:text-properties fo:color="#000000" fo:font-size="10.5pt" style:text-underline-style="none" fo:font-weight="bold" officeooo:rsid="00121849" officeooo:paragraph-rsid="00121849" fo:background-color="#ffffff" style:font-size-asian="10.5pt" style:font-weight-asian="bold" style:font-size-complex="10.5pt" style:font-weight-complex="bold"/>
    </style:style>
    <style:style style:name="T1" style:family="text">
      <style:text-properties fo:color="#000000" style:text-underline-style="none" fo:background-color="#ffffff" loext:char-shading-value="0"/>
    </style:style>
    <style:style style:name="T2" style:family="text">
      <style:text-properties fo:color="#000000" style:text-underline-style="none" officeooo:rsid="006bbc5a" fo:background-color="#ffffff" loext:char-shading-value="0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0da3fd" fo:background-color="#ffffff" loext:char-shading-value="0"/>
    </style:style>
    <style:style style:name="T6" style:family="text">
      <style:text-properties fo:color="#000000" style:text-underline-style="none" officeooo:rsid="0010a6e4" fo:background-color="#ffffff" loext:char-shading-value="0"/>
    </style:style>
    <style:style style:name="T7" style:family="text">
      <style:text-properties fo:color="#000000" style:text-underline-style="none" officeooo:rsid="000ed385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121849" fo:background-color="#ffffff" loext:char-shading-value="0"/>
    </style:style>
    <style:style style:name="T10" style:family="text">
      <style:text-properties fo:color="#000000" style:text-underline-style="none" officeooo:rsid="0013148b" fo:background-color="#ffffff" loext:char-shading-value="0"/>
    </style:style>
    <style:style style:name="T11" style:family="text">
      <style:text-properties officeooo:rsid="0010a6e4"/>
    </style:style>
    <style:style style:name="T12" style:family="text">
      <style:text-properties officeooo:rsid="001218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Finalidades de documentos <text:span text:style-name="T11">Medicina Dentária-</text:span></text:p>
      <text:p text:style-name="P1"/>
      <text:p text:style-name="P5">FAMILY_ALLOWANCE :: Abono de Família</text:p>
      <text:p text:style-name="P7"><text:span text:style-name="T2">Est</text:span><text:span text:style-name="T3">a declaração</text:span><text:span text:style-name="T2"> </text:span><text:span text:style-name="T4">serve como comprovativo </text:span><text:span text:style-name="T1">para </text:span><text:span text:style-name="T7">efeitos</text:span><text:span text:style-name="T1"> de </text:span><text:span text:style-name="T7">Abono de Família</text:span><text:span text:style-name="T1">.</text:span></text:p>
      <text:p text:style-name="P7"/>
      <text:p text:style-name="P8">MILITARY :: Fins Militares</text:p>
      <text:p text:style-name="P7"><text:span text:style-name="T2">Est</text:span><text:span text:style-name="T3">a declaração</text:span><text:span text:style-name="T2"> </text:span><text:span text:style-name="T4">serve como comprovativo </text:span><text:span text:style-name="T1">para fins militares.</text:span></text:p>
      <text:p text:style-name="P1"/>
      <text:p text:style-name="P5">PPRE :: PPRE</text:p>
      <text:p text:style-name="P7"><text:span text:style-name="T2">Est</text:span><text:span text:style-name="T3">a declaração</text:span><text:span text:style-name="T2"> </text:span><text:span text:style-name="T4">serve como comprovativo </text:span><text:span text:style-name="T1">para </text:span><text:span text:style-name="T8">efeitos</text:span><text:span text:style-name="T1"> de Plano de Poupança Reforma/Educação.</text:span></text:p>
      <text:p text:style-name="P7"/>
      <text:p text:style-name="P8">PROFESSIONAL :: Fins Profissionais</text:p>
      <text:p text:style-name="P7"><text:span text:style-name="T2">Est</text:span><text:span text:style-name="T3">a declaração</text:span><text:span text:style-name="T2"> </text:span><text:span text:style-name="T4">serve como comprovativo </text:span><text:span text:style-name="T1">para fins profissionais.</text:span></text:p>
      <text:p text:style-name="P1"/>
      <text:p text:style-name="P5">PUBLIC_TRANSPORTS :: Transportes Públicos</text:p>
      <text:p text:style-name="P7"><text:span text:style-name="T2">Est</text:span><text:span text:style-name="T3">a declaração</text:span><text:span text:style-name="T2"> </text:span><text:span text:style-name="T4">serve como comprovativo </text:span><text:span text:style-name="T1">para efeitos de requerimento de passe </text:span><text:span text:style-name="T10">social</text:span><text:span text:style-name="T1">.</text:span></text:p>
      <text:p text:style-name="P1"/>
      <text:p text:style-name="P5">STUDY_SCHOLARSHIP :: Bolsa de Estudo</text:p>
      <text:p text:style-name="P7"><text:span text:style-name="T2">Est</text:span><text:span text:style-name="T3">a declaração</text:span><text:span text:style-name="T2"> </text:span><text:span text:style-name="T4">serve como comprovativo </text:span><text:span text:style-name="T1">para efeitos de </text:span><text:span text:style-name="T5">pedido de</text:span><text:span text:style-name="T1"> bolsa de estudo.</text:span></text:p>
      <text:p text:style-name="P1"/>
      <text:p text:style-name="P4"><text:span text:style-name="T12">IMMIGRATION :: </text:span>SEF</text:p>
      <text:p text:style-name="P6"><text:span text:style-name="T2">Est</text:span><text:span text:style-name="T3">a declaração</text:span><text:span text:style-name="T2"> </text:span><text:span text:style-name="T4">serve como comprovativo </text:span><text:span text:style-name="T1">para </text:span><text:span text:style-name="T6">efeitos de regularização junto do Serviço de Estrangeiros e Fronteiras (SEF).</text:span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5T16:34:56.358961836</meta:creation-date>
    <dc:date>2015-08-05T14:27:39.080316469</dc:date>
    <meta:editing-duration>PT17M48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114" meta:character-count="825" meta:non-whitespace-character-count="726"/>
  </office:meta>
</office:document-meta>
</file>